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674a1"/>
    </style:style>
    <style:style style:name="P2" style:family="paragraph" style:parent-style-name="Standard">
      <style:text-properties officeooo:paragraph-rsid="0018adc2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3f7f5f" style:font-name="Monospace" fo:font-size="10pt" style:font-size-asian="10pt"/>
    </style:style>
    <style:style style:name="T2" style:family="text">
      <style:text-properties fo:color="#000000"/>
    </style:style>
    <style:style style:name="T3" style:family="text">
      <style:text-properties fo:color="#000000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loudstack Host HA：为Host打tag</text:p>
      <text:p text:style-name="P2">若computingOffering中有HostTag和StorageTag会影响VM创建时的部署计划。</text:p>
      <text:p text:style-name="Standard"/>
      <text:p text:style-name="Standard">cloudstack VM HA：提供的computingOffering中选中VM HA选项</text:p>
      <text:p text:style-name="Standard"/>
      <text:p text:style-name="P2">cloudstack选取Host和storagepool（一级存储）由下面<text:span text:style-name="T3">DeploymentPlanningManagerImpl</text:span></text:p>
      <text:p text:style-name="P2">中三个函数操作：</text:p>
      <text:p text:style-name="P3"><text:span text:style-name="T3">findSuitableHosts</text:span></text:p>
      <text:p text:style-name="P3"><text:span text:style-name="T3">findSuitablePoolsForVolumes</text:span></text:p>
      <text:p text:style-name="P3"><text:span text:style-name="T3"/></text:p>
      <text:p text:style-name="P3"><text:span text:style-name="T1">// choose the potential host and pool for the VM</text:span></text:p>
      <text:p text:style-name="P3"><text:span text:style-name="T3">findPotentialDeploymentResources</text:span></text:p>
      <text:p text:style-name="Standard"/>
      <text:p text:style-name="Standard"/>
      <text:p text:style-name="P1">cloudstack在创建VM有一套选取合适host（storage也一样）的算法，它会根据创建VM的compute Offering方案中是否有HostTag，StorageTag；选择带HostTag的host放入suitable集，所有host剔除带HostTag的host为avoid集；之后会对suitable集的host进行优先级排序（（guestVM要求HVM）是否支持HVM，os与guestVM os类型，GPU enable），检查host的capacity，若不满足创建VM，该host放入avoid集中；从suitable集的host，去掉与avoid集中的交集，这时suitable集的host，<text:span text:style-name="T2">为</text:span><text:span text:style-name="T3">potential hosts；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1-19T11:56:01.548961851</meta:creation-date>
    <meta:generator>LibreOffice/4.2.8.2$Linux_X86_64 LibreOffice_project/420m0$Build-2</meta:generator>
    <dc:date>2015-11-19T14:30:07.509992432</dc:date>
    <dc:creator>clouder </dc:creator>
    <meta:editing-duration>PT3M10S</meta:editing-duration>
    <meta:editing-cycles>4</meta:editing-cycles>
    <meta:document-statistic meta:table-count="0" meta:image-count="0" meta:object-count="0" meta:page-count="1" meta:paragraph-count="10" meta:word-count="235" meta:character-count="653" meta:non-whitespace-character-count="635"/>
  </office:meta>
</office:document-meta>
</file>